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standard">
      <style:graphic-properties svg:stroke-color="#000000" draw:fill="solid" draw:fill-color="#ffffff" draw:textarea-horizontal-align="justify" draw:textarea-vertical-align="middle" draw:auto-grow-height="false" fo:min-height="3.128cm" fo:min-width="3.317cm" fo:wrap-option="no-wrap"/>
    </style:style>
    <style:style style:name="gr2" style:family="graphic" style:parent-style-name="standard">
      <style:graphic-properties svg:stroke-color="#000000" draw:fill="solid" draw:fill-color="#000000"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draw:textarea-horizontal-align="left" draw:auto-grow-height="true" draw:auto-grow-width="false" fo:min-height="0.471cm" fo:min-width="0cm"/>
    </style:style>
    <style:style style:name="gr4" style:family="graphic" style:parent-style-name="standard">
      <style:graphic-properties draw:stroke="none" svg:stroke-color="#000000" draw:fill="none" draw:fill-color="#ffffff" draw:textarea-horizontal-align="left" draw:auto-grow-height="true" draw:auto-grow-width="false" fo:min-height="0.941cm" fo:min-width="0cm"/>
    </style:style>
    <style:style style:name="gr5" style:family="graphic" style:parent-style-name="standard">
      <style:graphic-properties draw:stroke="none" svg:stroke-color="#000000" draw:fill="none" draw:fill-color="#ffffff" draw:textarea-horizontal-align="left" draw:auto-grow-height="true" draw:auto-grow-width="false" fo:min-height="1.411cm" fo:min-width="0cm"/>
    </style:style>
    <style:style style:name="gr6" style:family="graphic" style:parent-style-name="objectwithoutfill">
      <style:graphic-properties draw:marker-end="Arrow" draw:marker-end-width="0.3cm" draw:fill="none" draw:textarea-vertical-align="middle"/>
    </style:style>
    <style:style style:name="P1" style:family="paragraph">
      <loext:graphic-properties draw:fill="solid" draw:fill-color="#ffffff"/>
      <style:paragraph-properties fo:text-align="center"/>
    </style:style>
    <style:style style:name="P2" style:family="paragraph">
      <loext:graphic-properties draw:fill="solid" draw:fill-color="#000000"/>
      <style:paragraph-properties fo:text-align="center"/>
    </style:style>
    <style:style style:name="P3" style:family="paragraph">
      <loext:graphic-properties draw:fill="none" draw:fill-color="#ffffff"/>
      <style:text-properties style:font-name="Times New Roman" fo:font-size="12pt" style:font-size-asian="18pt" style:font-size-complex="18pt"/>
    </style:style>
    <style:style style:name="P4" style:family="paragraph">
      <loext:graphic-properties draw:fill="none"/>
      <style:paragraph-properties fo:text-align="center"/>
    </style:style>
    <style:style style:name="T1" style:family="text">
      <style:text-properties style:font-name="Times New Roman" fo:font-size="12pt"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5.842cm" svg:height="5.207cm" svg:x="3.286cm" svg:y="3.6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1" draw:layer="layout" svg:width="5.842cm" svg:height="5.207cm" svg:x="11.887cm" svg:y="3.665cm">
          <text:p/>
          <draw:enhanced-geometry svg:viewBox="0 0 21600 21600" draw:text-areas="3000 3320 17110 17330" draw:mirror-vertical="true" draw:mirror-horizont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 draw:id="id1">
          <draw:custom-shape draw:style-name="gr2" draw:text-style-name="P2" draw:layer="layout" svg:width="0.127cm" svg:height="0.127cm" svg:x="5.191cm" svg:y="5.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5.318cm" svg:y="4.978cm">
            <draw:text-box>
              <text:p><text:span text:style-name="T1">0</text:span></text:p>
            </draw:text-box>
          </draw:frame>
        </draw:g>
        <draw:g xml:id="id5" draw:id="id5">
          <draw:custom-shape draw:style-name="gr2" draw:text-style-name="P2" draw:layer="layout" svg:width="0.127cm" svg:height="0.127cm" svg:x="6.291cm" svg:y="6.81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6.418cm" svg:y="6.479cm">
            <draw:text-box>
              <text:p><text:span text:style-name="T1">2</text:span></text:p>
            </draw:text-box>
          </draw:frame>
        </draw:g>
        <draw:g xml:id="id7" draw:id="id7">
          <draw:custom-shape draw:style-name="gr2" draw:text-style-name="P2" draw:layer="layout" svg:width="0.127cm" svg:height="0.127cm" svg:x="7.091cm" svg:y="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7.218cm" svg:y="4.48cm">
            <draw:text-box>
              <text:p><text:span text:style-name="T1">3</text:span></text:p>
            </draw:text-box>
          </draw:frame>
        </draw:g>
        <draw:g xml:id="id3" draw:id="id3">
          <draw:custom-shape draw:style-name="gr2" draw:text-style-name="P2" draw:layer="layout" svg:width="0.127cm" svg:height="0.127cm" svg:x="4.691cm" svg:y="7.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4.818cm" svg:y="6.68cm">
            <draw:text-box>
              <text:p><text:span text:style-name="T1">1</text:span></text:p>
            </draw:text-box>
          </draw:frame>
        </draw:g>
        <draw:g xml:id="id8" draw:id="id8">
          <draw:custom-shape draw:style-name="gr2" draw:text-style-name="P2" draw:layer="layout" svg:width="0.127cm" svg:height="0.127cm" svg:x="6.591cm" svg:y="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6.718cm" svg:y="5.48cm">
            <draw:text-box>
              <text:p><text:span text:style-name="T1">4</text:span></text:p>
            </draw:text-box>
          </draw:frame>
        </draw:g>
        <draw:custom-shape draw:style-name="gr2" draw:text-style-name="P2" draw:layer="layout" svg:width="0.127cm" svg:height="0.127cm" svg:x="12.891cm" svg:y="7.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1.063cm" svg:height="1.191cm" svg:x="13.018cm" svg:y="6.98cm">
          <draw:text-box>
            <text:p><text:span text:style-name="T1">17</text:span></text:p>
          </draw:text-box>
        </draw:frame>
        <draw:custom-shape draw:style-name="gr2" draw:text-style-name="P2" xml:id="id4" draw:id="id4" draw:layer="layout" svg:width="0.127cm" svg:height="0.127cm" svg:x="15.891cm" svg:y="7.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1.365cm" svg:height="1.661cm" svg:x="16.018cm" svg:y="6.78cm">
          <draw:text-box>
            <text:p><text:span text:style-name="T1">-12</text:span></text:p>
          </draw:text-box>
        </draw:frame>
        <draw:frame draw:style-name="gr4" draw:text-style-name="P3" draw:layer="layout" svg:width="0.914cm" svg:height="1.191cm" svg:x="14.256cm" svg:y="5.18cm">
          <draw:text-box>
            <text:p><text:span text:style-name="T1">-2</text:span></text:p>
          </draw:text-box>
        </draw:frame>
        <draw:custom-shape draw:style-name="gr2" draw:text-style-name="P2" xml:id="id9" draw:id="id9" draw:layer="layout" svg:width="0.127cm" svg:height="0.127cm" svg:x="14.091cm" svg:y="6.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14.218cm" svg:y="6.48cm">
          <draw:text-box>
            <text:p><text:span text:style-name="T1">0</text:span></text:p>
          </draw:text-box>
        </draw:frame>
        <draw:custom-shape draw:style-name="gr2" draw:text-style-name="P2" draw:layer="layout" svg:width="0.127cm" svg:height="0.127cm" svg:x="15.491cm" svg:y="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1.13cm" svg:height="1.191cm" svg:x="15.618cm" svg:y="4.68cm">
          <draw:text-box>
            <text:p><text:span text:style-name="T1">36</text:span></text:p>
          </draw:text-box>
        </draw:frame>
        <draw:custom-shape draw:style-name="gr2" draw:text-style-name="P2" draw:layer="layout" svg:width="0.127cm" svg:height="0.127cm" svg:x="13.091cm" svg:y="5.1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13.218cm" svg:y="4.78cm">
          <draw:text-box>
            <text:p><text:span text:style-name="T1">6</text:span></text:p>
          </draw:text-box>
        </draw:frame>
        <draw:custom-shape draw:style-name="gr2" draw:text-style-name="P2" xml:id="id2" draw:id="id2" draw:layer="layout" svg:width="0.127cm" svg:height="0.127cm" svg:x="13.991cm" svg:y="7.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 draw:text-style-name="P3" draw:layer="layout" svg:width="1.016cm" svg:height="1.191cm" svg:x="14.081cm" svg:y="7.604cm">
          <draw:text-box>
            <text:p><text:span text:style-name="T1">45</text:span></text:p>
          </draw:text-box>
        </draw:frame>
        <draw:custom-shape draw:style-name="gr2" draw:text-style-name="P2" draw:layer="layout" svg:width="0.127cm" svg:height="0.127cm" svg:x="16.291cm" svg:y="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xml:id="id6" draw:id="id6" draw:layer="layout" svg:width="0.508cm" svg:height="0.721cm" svg:x="16.418cm" svg:y="5.68cm">
          <draw:text-box>
            <text:p><text:span text:style-name="T1">9</text:span></text:p>
          </draw:text-box>
        </draw:frame>
        <draw:custom-shape draw:style-name="gr2" draw:text-style-name="P2" draw:layer="layout" svg:width="0.127cm" svg:height="0.127cm" svg:x="14.291cm" svg:y="4.3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 draw:text-style-name="P3" draw:layer="layout" svg:width="0.508cm" svg:height="0.721cm" svg:x="14.418cm" svg:y="3.98cm">
          <draw:text-box>
            <text:p><text:span text:style-name="T1">8</text:span></text:p>
          </draw:text-box>
        </draw:frame>
        <draw:custom-shape draw:style-name="gr2" draw:text-style-name="P2" draw:layer="layout" svg:width="0.127cm" svg:height="0.127cm" svg:x="15.191cm" svg:y="6.2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3" draw:layer="layout" svg:width="1.049cm" svg:height="1.661cm" svg:x="15.318cm" svg:y="5.88cm">
          <draw:text-box>
            <text:p><text:span text:style-name="T1">-11</text:span></text:p>
          </draw:text-box>
        </draw:frame>
        <draw:custom-shape draw:style-name="gr2" draw:text-style-name="P2" draw:layer="layout" svg:width="0.127cm" svg:height="0.127cm" svg:x="14.209cm" svg:y="5.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 draw:text-style-name="P4" draw:layer="layout" draw:type="curve" draw:line-skew="1.048cm" svg:x1="5.191cm" svg:y1="5.338cm" svg:x2="13.991cm" svg:y2="7.984cm" draw:start-shape="id1" draw:start-glue-point="3" draw:end-shape="id2" draw:end-glue-point="6" svg:d="M5191 5338c819 0-3581 2646 8800 2646" svg:viewBox="0 0 8921 2647">
          <text:p/>
        </draw:connector>
        <draw:connector draw:style-name="gr6" draw:text-style-name="P4" draw:layer="layout" draw:type="curve" draw:line-skew="-0.098cm" svg:x1="4.691cm" svg:y1="7.04cm" svg:x2="15.909cm" svg:y2="7.138cm" draw:start-shape="id3" draw:start-glue-point="3" draw:end-shape="id4" draw:end-glue-point="5" svg:d="M4691 7040c-900 0-751-430 2279-765s8939-574 8939 863" svg:viewBox="0 0 11701 1119">
          <text:p/>
        </draw:connector>
        <draw:connector draw:style-name="gr6" draw:text-style-name="P4" draw:layer="layout" draw:type="curve" draw:line-skew="0cm -2.693cm 5.168cm" svg:x1="6.291cm" svg:y1="6.839cm" svg:x2="16.418cm" svg:y2="6.04cm" draw:start-shape="id5" draw:start-glue-point="3" draw:end-shape="id6" draw:end-glue-point="3" svg:d="M6291 6839c-753 0-502-3553 5023-3553 5526 0 5737 2754 5104 2754" svg:viewBox="0 0 10686 3554">
          <text:p/>
        </draw:connector>
        <draw:connector draw:style-name="gr6" draw:text-style-name="P4" draw:layer="layout" draw:type="curve" draw:line-skew="4.139cm" svg:x1="7.091cm" svg:y1="4.84cm" svg:x2="14.009cm" svg:y2="7.938cm" draw:start-shape="id7" draw:start-glue-point="3" draw:end-shape="id2" draw:end-glue-point="5" svg:d="M7091 4840c5455 0 1997 3098 6918 3098" svg:viewBox="0 0 6919 3099">
          <text:p/>
        </draw:connector>
        <draw:connector draw:style-name="gr6" draw:text-style-name="P4" draw:layer="layout" draw:type="curve" draw:line-skew="3.138cm" svg:x1="6.591cm" svg:y1="5.84cm" svg:x2="14.109cm" svg:y2="6.838cm" draw:start-shape="id8" draw:start-glue-point="3" draw:end-shape="id9" draw:end-glue-point="5" svg:d="M6591 5840c3954 0 195 998 7518 998" svg:viewBox="0 0 7519 999">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adornments="Regular"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19T20:36:04.380794221</meta:creation-date>
    <dc:date>2020-06-19T20:45:27.616302680</dc:date>
    <meta:editing-duration>PT9M23S</meta:editing-duration>
    <meta:editing-cycles>1</meta:editing-cycles>
    <meta:document-statistic meta:object-count="42"/>
    <meta:generator>LibreOffice/6.0.7.3$Linux_X86_64 LibreOffice_project/00m0$Build-3</meta:generator>
  </office:meta>
</office:document-meta>
</file>